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9-29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6-25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3-25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2-27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8-28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7-29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7-02 0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6-26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5-28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4-26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3-28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2-28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1-30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2-27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1-30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0-26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9-25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8-25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7-2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6-27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5-25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4-25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3-28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2-24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1-27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2-27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1-28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0-2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9-29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8-26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8-12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7-25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6-23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5-24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4-25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2-2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1-26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2-28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1-2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0-28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9-21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8-24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7-27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6-24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5-2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4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3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2-23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1-26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1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0-29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9-24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8-29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7-29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6-29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5-28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4-2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3-31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2-26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1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1-07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20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11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9-26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8-29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7-30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6-26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5-30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4-29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3-28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2-26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1-30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9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2-28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1-29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0-29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09-24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08-28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07-27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06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05-30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04-25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03-26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02-26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8-01-29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7-12-26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7-11-27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7-10-27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7-09-25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7-08-29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7-07-27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7-06-23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7-05-26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7-04-27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7-03-28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7-02-24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7-01-25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6-12-27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6-12-02 1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6-10-25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6-09-30 1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6-09-02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6-07-29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6-07-01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6-05-31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6-04-28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6-03-31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6-02-29 2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6-01-28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5-12-31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5-11-30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5-11-02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5-09-28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5-08-28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5-07-30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5-05-28 2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5-04-30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5-03-25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5-02-24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5-01-12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4-11-25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4-10-29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4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4-08-27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4-07-30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4-06-30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4-05-30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4-04-29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4-03-26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4-02-25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4-01-28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3-12-31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3-11-26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3-10-30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3-09-26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3-08-28 1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3-07-26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3-06-28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3-05-31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3-04-30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3-04-01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3-02-27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3-01-28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2-12-28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2-11-30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2-10-31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2-09-26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2-08-2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2-07-31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2-06-28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2-05-30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2-04-26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2-03-26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2-02-28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2-01-2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1-12-30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1-11-30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1-10-28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1-09-28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1-08-30 1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1-07-28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1-06-24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1-05-26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1-04-28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1-03-24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1-02-23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1-01-26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WWB-01</text:p>
          </table:table-cell>
          <table:table-cell office:value-type="string" calcext:value-type="string">
            <text:p>Northwood, NH Bedrock Well 1</text:p>
          </table:table-cell>
          <table:table-cell office:value-type="string" calcext:value-type="string">
            <text:p>2010-12-21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0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402" meta:object-count="0"/>
    <meta:user-defined meta:name="AppVersion">3.0</meta:user-defined>
  </office:meta>
</office:document-meta>
</file>